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2aa1da"/>
    </style:style>
    <style:style style:name="P4" style:family="paragraph" style:parent-style-name="Text_20_body">
      <style:text-properties officeooo:rsid="038c3107" officeooo:paragraph-rsid="038c3107"/>
    </style:style>
    <style:style style:name="P5" style:family="paragraph" style:parent-style-name="Text_20_body">
      <style:text-properties officeooo:rsid="03a404d1" officeooo:paragraph-rsid="03a404d1"/>
    </style:style>
    <style:style style:name="P6" style:family="paragraph" style:parent-style-name="Text_20_body">
      <style:text-properties officeooo:rsid="03851cd3" officeooo:paragraph-rsid="0387e3a8"/>
    </style:style>
    <style:style style:name="P7" style:family="paragraph" style:parent-style-name="Text_20_body">
      <style:text-properties officeooo:rsid="03a29a33" officeooo:paragraph-rsid="03a29a33"/>
    </style:style>
    <style:style style:name="P8" style:family="paragraph" style:parent-style-name="Text_20_body">
      <style:text-properties fo:font-style="italic" officeooo:rsid="03aefb6b" officeooo:paragraph-rsid="03b43fbd" style:font-style-asian="italic" style:font-style-complex="italic"/>
    </style:style>
    <style:style style:name="P9" style:family="paragraph" style:parent-style-name="Text_20_body">
      <style:text-properties officeooo:rsid="03b005d3" officeooo:paragraph-rsid="03b12d5b"/>
    </style:style>
    <style:style style:name="P10" style:family="paragraph" style:parent-style-name="Text_20_body">
      <style:text-properties officeooo:rsid="03b43fbd" officeooo:paragraph-rsid="03b43fbd"/>
    </style:style>
    <style:style style:name="P11" style:family="paragraph" style:parent-style-name="Text_20_body">
      <style:text-properties officeooo:rsid="03b5f5c9" officeooo:paragraph-rsid="03b5f5c9"/>
    </style:style>
    <style:style style:name="P12" style:family="paragraph" style:parent-style-name="Text_20_body">
      <style:text-properties officeooo:rsid="03baa389" officeooo:paragraph-rsid="03baa389"/>
    </style:style>
    <style:style style:name="P13" style:family="paragraph" style:parent-style-name="Text_20_body">
      <style:text-properties officeooo:rsid="03bf6571" officeooo:paragraph-rsid="03c1a658"/>
    </style:style>
    <style:style style:name="P14" style:family="paragraph" style:parent-style-name="Text_20_body">
      <style:text-properties officeooo:rsid="03ef544f" officeooo:paragraph-rsid="03ef544f"/>
    </style:style>
    <style:style style:name="P15" style:family="paragraph" style:parent-style-name="Heading_20_2">
      <style:text-properties fo:font-weight="normal" officeooo:rsid="03849f99" officeooo:paragraph-rsid="03849f99" style:font-weight-asian="normal" style:font-weight-complex="normal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3c51c01" officeooo:paragraph-rsid="03d4d8ca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3c51c01" officeooo:paragraph-rsid="03da10e1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3c51c01" officeooo:paragraph-rsid="03da80d4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3d2043e" officeooo:paragraph-rsid="03d2043e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3d2043e" officeooo:paragraph-rsid="03dc4830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3d3a624" officeooo:paragraph-rsid="03de3fdd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3c2bb75" officeooo:paragraph-rsid="03c2bb75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3c44192" officeooo:paragraph-rsid="03c44192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3c51c01" officeooo:paragraph-rsid="03c51c01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3d2043e" officeooo:paragraph-rsid="03d2043e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3d3a492" officeooo:paragraph-rsid="03d3a492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3e59eb7" officeooo:paragraph-rsid="03e59eb7"/>
    </style:style>
    <style:style style:name="P28" style:family="paragraph" style:parent-style-name="Text_20_body">
      <style:paragraph-properties fo:text-align="end" style:justify-single-word="false" style:writing-mode="rl-tb"/>
      <style:text-properties fo:font-style="italic" officeooo:rsid="03e5057a" officeooo:paragraph-rsid="03e5057a" style:font-style-asian="italic" style:font-style-complex="italic"/>
    </style:style>
    <style:style style:name="P29" style:family="paragraph" style:parent-style-name="Standard">
      <style:text-properties officeooo:rsid="0347868d" officeooo:paragraph-rsid="03aa4d50"/>
    </style:style>
    <style:style style:name="P30" style:family="paragraph" style:parent-style-name="Text_20_body" style:list-style-name="L1">
      <style:text-properties officeooo:rsid="0347868d" officeooo:paragraph-rsid="03aa4d50"/>
    </style:style>
    <style:style style:name="P31" style:family="paragraph" style:parent-style-name="Text_20_body" style:list-style-name="L2">
      <style:text-properties officeooo:rsid="038ea7d9" officeooo:paragraph-rsid="038ea7d9"/>
    </style:style>
    <style:style style:name="P32" style:family="paragraph" style:parent-style-name="Text_20_body" style:list-style-name="L2">
      <style:text-properties officeooo:rsid="0397b3cb" officeooo:paragraph-rsid="0397b3cb"/>
    </style:style>
    <style:style style:name="P33" style:family="paragraph" style:parent-style-name="Text_20_body">
      <style:text-properties officeooo:rsid="03b12d5b" officeooo:paragraph-rsid="03b12d5b"/>
    </style:style>
    <style:style style:name="P34" style:family="paragraph" style:parent-style-name="Text_20_body" style:list-style-name="L3">
      <style:text-properties officeooo:rsid="03b5f5c9" officeooo:paragraph-rsid="03b5f5c9"/>
    </style:style>
    <style:style style:name="P35" style:family="paragraph" style:parent-style-name="Text_20_body" style:list-style-name="L5"/>
    <style:style style:name="P36" style:family="paragraph" style:parent-style-name="Text_20_body">
      <style:paragraph-properties fo:text-align="start" style:justify-single-word="false" style:writing-mode="lr-tb"/>
      <style:text-properties officeooo:rsid="03c1a658" officeooo:paragraph-rsid="03da80d4"/>
    </style:style>
    <style:style style:name="P37" style:family="paragraph" style:parent-style-name="Text_20_body" style:list-style-name="L4">
      <style:paragraph-properties fo:text-align="end" style:justify-single-word="false" style:writing-mode="rl-tb"/>
      <style:text-properties officeooo:rsid="03e2b4c3" officeooo:paragraph-rsid="03e59eb7"/>
    </style:style>
    <style:style style:name="P38" style:family="paragraph" style:parent-style-name="Text_20_body" style:list-style-name="L4">
      <style:paragraph-properties fo:text-align="end" style:justify-single-word="false" style:writing-mode="rl-tb"/>
      <style:text-properties officeooo:rsid="03e59eb7" officeooo:paragraph-rsid="03e59eb7"/>
    </style:style>
    <style:style style:name="P39" style:family="paragraph" style:parent-style-name="Heading_20_1">
      <style:text-properties officeooo:rsid="03a57f2c" officeooo:paragraph-rsid="03a57f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8e1d84" style:font-weight-asian="bold" style:font-weight-complex="bold"/>
    </style:style>
    <style:style style:name="T3" style:family="text">
      <style:text-properties fo:font-weight="bold" officeooo:rsid="03a7692f" style:font-weight-asian="bold" style:font-weight-complex="bold"/>
    </style:style>
    <style:style style:name="T4" style:family="text">
      <style:text-properties fo:font-weight="bold" officeooo:rsid="03ab6588" style:font-weight-asian="bold" style:font-weight-complex="bold"/>
    </style:style>
    <style:style style:name="T5" style:family="text">
      <style:text-properties fo:font-weight="bold" officeooo:rsid="03c02bd6" style:font-weight-asian="bold" style:font-weight-complex="bold"/>
    </style:style>
    <style:style style:name="T6" style:family="text">
      <style:text-properties fo:font-weight="bold" officeooo:rsid="03c44192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3eab83e" style:font-weight-asian="normal" style:font-weight-complex="normal"/>
    </style:style>
    <style:style style:name="T9" style:family="text">
      <style:text-properties officeooo:rsid="033bd0c4"/>
    </style:style>
    <style:style style:name="T10" style:family="text">
      <style:text-properties officeooo:rsid="03851cd3"/>
    </style:style>
    <style:style style:name="T11" style:family="text">
      <style:text-properties officeooo:rsid="03861ee1"/>
    </style:style>
    <style:style style:name="T12" style:family="text">
      <style:text-properties officeooo:rsid="038e1d84"/>
    </style:style>
    <style:style style:name="T13" style:family="text">
      <style:text-properties officeooo:rsid="0397b3cb"/>
    </style:style>
    <style:style style:name="T14" style:family="text">
      <style:text-properties officeooo:rsid="039ca59c"/>
    </style:style>
    <style:style style:name="T15" style:family="text">
      <style:text-properties officeooo:rsid="03a29a33"/>
    </style:style>
    <style:style style:name="T16" style:family="text">
      <style:text-properties officeooo:rsid="03a7692f"/>
    </style:style>
    <style:style style:name="T17" style:family="text">
      <style:text-properties officeooo:rsid="03ad0412"/>
    </style:style>
    <style:style style:name="T18" style:family="text">
      <style:text-properties officeooo:rsid="03b12d5b"/>
    </style:style>
    <style:style style:name="T19" style:family="text">
      <style:text-properties officeooo:rsid="03c02bd6"/>
    </style:style>
    <style:style style:name="T20" style:family="text">
      <style:text-properties officeooo:rsid="03c44192"/>
    </style:style>
    <style:style style:name="T21" style:family="text">
      <style:text-properties officeooo:rsid="03c51c01"/>
    </style:style>
    <style:style style:name="T22" style:family="text">
      <style:text-properties officeooo:rsid="03c710d1"/>
    </style:style>
    <style:style style:name="T23" style:family="text">
      <style:text-properties officeooo:rsid="03ccc7e5"/>
    </style:style>
    <style:style style:name="T24" style:family="text">
      <style:text-properties officeooo:rsid="03cda88f"/>
    </style:style>
    <style:style style:name="T25" style:family="text">
      <style:text-properties officeooo:rsid="03d4d8ca"/>
    </style:style>
    <style:style style:name="T26" style:family="text">
      <style:text-properties officeooo:rsid="03db8eff"/>
    </style:style>
    <style:style style:name="T27" style:family="text">
      <style:text-properties officeooo:rsid="03ddd5ca"/>
    </style:style>
    <style:style style:name="T28" style:family="text">
      <style:text-properties officeooo:rsid="03e2b4c3"/>
    </style:style>
    <style:style style:name="T29" style:family="text">
      <style:text-properties officeooo:rsid="03e68aa5"/>
    </style:style>
    <style:style style:name="T30" style:family="text">
      <style:text-properties officeooo:rsid="03e7d0fa"/>
    </style:style>
    <style:style style:name="T31" style:family="text">
      <style:text-properties officeooo:rsid="03efb4a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הרכבה ואיתחול של מחלקות</text:h>
      <text:p text:style-name="P15">הרכבה<text:span text:style-name="T10"> - composition</text:span></text:p>
      <text:p text:style-name="P6">לעצם ב-++C יכולים להיות שדות שהם עצמם עצמים. דוגמה קלאסית: מחלקה Line שיש לה שני שדות מסוג Point<text:span text:style-name="T11"> גם בג'אבה זה אפשרי, אבל יש הבדל - ב-++C העצמים מסוג "נקודה" פשוט מונחים אחד ליד השני בעצם מסוג "קו", בעוד שבג'אבה העצם מסוג "קו" מכיל רק מצביעים לעצמים מסוג "נקודה". <text:s text:c="2"/>לכן ב-++C כשיוצרים עצם מסוג "קו", עוד לפני שמאתחלים אותו, כבר יש בו "נקודות". בעוד שבג'אבה הנקודות עדיין לא קיימות - יש רק מצביע המאותחל ל-null. <text:s text:c="2"/>ראו הדגמה בתיקיה 1.</text:span></text:p>
      <text:p text:style-name="P29"><text:s/>למה זה משנה?</text:p>
      <text:list xml:id="list764613538323532200" text:style-name="L1">
        <text:list-item>
          <text:p text:style-name="P30">בלי מצביעים, התוכנה תופסת פחות זיכרון ודורשת פחות זמן כשניגשים למשתנים.</text:p>
        </text:list-item>
        <text:list-item>
          <text:p text:style-name="P30">כשכל המבנה נמצא באותו מקום בזיכרון, ניהול הזיכרון מהיר יותר. בפרט, כשמשתמשים בזכרון מטמון (cache), זה מאד יעיל שכל המבנה נטען בבת-אחת לאותו בלוק בזיכרון.</text:p>
        </text:list-item>
      </text:list>
      <text:p text:style-name="P4"/>
      <text:p text:style-name="P4"><text:span text:style-name="T1">מה קורה כשלעצמים המוכלים יש בנאים</text:span><text:span text:style-name="T2"> </text:span><text:span text:style-name="T4">ומפרקים</text:span><text:span text:style-name="T1"> משל עצמם?</text:span><text:span text:style-name="T12"> הקומפיילר קורא להם לפי סדר פשוט והגיוני - כמו למשל בבנייה ופירוק של מכונית:</text:span></text:p>
      <text:list xml:id="list855631182042737409" text:style-name="L2">
        <text:list-item>
          <text:p text:style-name="P31"><text:span text:style-name="T15">בבנייה </text:span>הולכים <text:span text:style-name="T14">מהקטן אל הגדול</text:span> - קודם-כל יוצרים את כל הרכיבים (במקרה שלנו: שתי נקודות), ואז יוצרים את העצם <text:span text:style-name="T13">הגדול (במקרה שלנו: קו).</text:span></text:p>
        </text:list-item>
        <text:list-item>
          <text:p text:style-name="P32">בפירוק הולכים <text:span text:style-name="T14">מהגדול אל הקטן</text:span> - קודם-כל מפרקים את העצם הגדול (קו) ואז מפרקים את כל הרכיבים (שתי נקודות).</text:p>
        </text:list-item>
      </text:list>
      <text:p text:style-name="Heading_20_2">רשימת איתחול<text:span text:style-name="T15"> - initialization list</text:span></text:p>
      <text:p text:style-name="P7">כשהקומפיילר בונה את הרכיבים, הוא משתמש <text:span text:style-name="T17">ב</text:span><text:span text:style-name="T1">בנאי-ברירת-המחדל</text:span> שלהם <text:span text:style-name="T17">(default constructor) - בנאי בלי פרמטרים - אם יש להם.</text:span></text:p>
      <text:p text:style-name="P9">בנאי-ברירת-מחדל של מחלקה <text:span text:style-name="T18">פשוטה (בלי רכיבים) - לא עושה כלום.</text:span></text:p>
      <text:p text:style-name="P33">בנאי-ברירת-מחדל של מחלקה מורכבת - קורא לבנאי-ברירת-המחדל של הרכיבים. </text:p>
      <text:p text:style-name="P10">אם לרכיבים אין בנאי-ברירת-מחדל - אז כברירת-מחדל, תהיה שגיאת קומפילציה.</text:p>
      <text:p text:style-name="P8"><text:span text:style-name="T1">שאלה</text:span>: באיזה מקרה למחלקה אין בנאי-ברירת-מחדל? (התשובה בשיעור הקודם).</text:p>
      <text:p text:style-name="P10">מה עושים אם רוצים לקרוא לבנאי אחר במקום בנאי ברירת-המחדל?</text:p>
      <text:p text:style-name="P5">--- משתמשים ב<text:span text:style-name="T1">רשימת איתחול</text:span>. <text:span text:style-name="T16">יש לשים את הרשימה </text:span><text:span text:style-name="T3">אחרי</text:span><text:span text:style-name="T16"> הכותרת של הבנאי אבל </text:span><text:span text:style-name="T3">לפני</text:span><text:span text:style-name="T16"> הסוגריים המסולסלים של קוד הבנאי. ראו דוגמה בתיקיה 2. </text:span></text:p>
      <text:p text:style-name="P11">שימוש ברשימת-איתחול הוא <text:span text:style-name="T1">מהיר יותר</text:span> ו<text:span text:style-name="T1">בטוח יותר</text:span> מאיתחול השדות בתוך הבנאי. מדוע? </text:p>
      <text:list xml:id="list3827470390838463197" text:style-name="L3">
        <text:list-item>
          <text:p text:style-name="P34">מהיר יותר - כי הוא חוסך את האתחול ע"י בנאי ברירת-המחדל.</text:p>
        </text:list-item>
        <text:list-item>
          <text:p text:style-name="P34">בטוח יותר - כי הוא מבטיח שבתוך הבנאי, כל הרכיבים כבר בנויים עם הפרמטרים הנכונים. </text:p>
        </text:list-item>
      </text:list>
      <text:p text:style-name="P12">רשימת איתחול לא מבטיחה שום דבר לגבי סדר האיתחול של הרכיבים! סדר האיתחול של הרכיבים הוא תמיד לפי הסדר שבו הם מוגדרים במחלקה.</text:p>
      <text:p text:style-name="Heading_20_2">מקורות</text:p>
      <text:list xml:id="list3269165944393092876" text:style-name="L5">
        <text:list-item>
          <text:p text:style-name="P35">מצגות של<text:span text:style-name="T9"> </text:span>אופיר פלא ומירי בן-ניסן.</text:p>
        </text:list-item>
      </text:list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3T12:16:25.454963014</dc:date>
    <meta:editing-duration>P7DT20H44M21S</meta:editing-duration>
    <meta:editing-cycles>918</meta:editing-cycles>
    <meta:document-statistic meta:table-count="0" meta:image-count="0" meta:object-count="0" meta:page-count="1" meta:paragraph-count="26" meta:word-count="369" meta:character-count="2091" meta:non-whitespace-character-count="1746"/>
  </office:meta>
</office:document-meta>
</file>